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Noto Serif2" svg:font-family="'Noto Serif'" style:font-family-generic="roman"/>
    <style:font-face style:name="Arial Unicode MS1" svg:font-family="'Arial Unicode MS'" style:font-family-generic="swiss"/>
    <style:font-face style:name="Noto Sans7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" svg:font-family="'Noto Mono'" style:font-pitch="variable"/>
    <style:font-face style:name="Noto Mono1" svg:font-family="'Noto Mono'" style:font-adornments="Bold" style:font-pitch="variable"/>
    <style:font-face style:name="Pacifico" svg:font-family="Pacifico" style:font-adornments="Regular" style:font-pitch="variable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3" svg:font-family="'Noto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5" svg:font-family="'Noto Sans'" style:font-adornments="Condensed Bold" style:font-family-generic="swiss" style:font-pitch="variable"/>
    <style:font-face style:name="Noto Sans1" svg:font-family="'Noto Sans'" style:font-adornments="Condensed Bold Italic" style:font-family-generic="swiss" style:font-pitch="variable"/>
    <style:font-face style:name="Noto Sans3" svg:font-family="'Noto Sans'" style:font-adornments="Condensed Italic" style:font-family-generic="swiss" style:font-pitch="variable"/>
    <style:font-face style:name="Noto Sans" svg:font-family="'Noto Sans'" style:font-adornments="Italic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_20_and_20_Footer">
      <style:paragraph-properties fo:text-align="end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_20_FM" text:outline-level="1"><text:bookmark-start text:name="__RefHeading___Toc74341_568116350"/>Table of Contents<text:bookmark-end text:name="__RefHeading___Toc74341_568116350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74341_568116350" text:style-name="Index_20_Link" text:visited-style-name="Index_20_Link">Table of Contents<text:tab/>1</text:a></text:p>
        </text:index-body>
      </text:table-of-content>
      <text:p text:style-name="Normal"> </text:p>
      <text:h text:style-name="Heading_20_2_20_FBM" text:outline-level="2">List of Figures</text:h>
      <text:illustration-index text:style-name="Sect1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Text_20_body"/>
        </text:index-body>
      </text:illustration-index>
      <text:p text:style-name="Standard"> 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Noto Serif2" svg:font-family="'Noto Serif'" style:font-family-generic="roman"/>
    <style:font-face style:name="Arial Unicode MS1" svg:font-family="'Arial Unicode MS'" style:font-family-generic="swiss"/>
    <style:font-face style:name="Noto Sans7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" svg:font-family="'Noto Mono'" style:font-pitch="variable"/>
    <style:font-face style:name="Noto Mono1" svg:font-family="'Noto Mono'" style:font-adornments="Bold" style:font-pitch="variable"/>
    <style:font-face style:name="Pacifico" svg:font-family="Pacifico" style:font-adornments="Regular" style:font-pitch="variable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3" svg:font-family="'Noto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6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5" svg:font-family="'Noto Sans'" style:font-adornments="Condensed Bold" style:font-family-generic="swiss" style:font-pitch="variable"/>
    <style:font-face style:name="Noto Sans1" svg:font-family="'Noto Sans'" style:font-adornments="Condensed Bold Italic" style:font-family-generic="swiss" style:font-pitch="variable"/>
    <style:font-face style:name="Noto Sans3" svg:font-family="'Noto Sans'" style:font-adornments="Condensed Italic" style:font-family-generic="swiss" style:font-pitch="variable"/>
    <style:font-face style:name="Noto Sans" svg:font-family="'Noto Sans'" style:font-adornments="Italic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7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2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7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2" fo:font-family="'Noto Serif'" style:font-family-generic="roman" style:font-size-asian="12pt" style:font-name-complex="Arial Unicode MS1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3" fo:font-family="Helvetica" style:font-style-name="Bold" style:font-family-generic="swiss" style:font-pitch="variable" fo:font-size="18pt" fo:language="en" fo:country="US" fo:font-weight="bold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1" fo:font-family="Helvetica" style:font-style-name="Regular" style:font-family-generic="swiss" style:font-pitch="variable" fo:font-size="16pt" fo:language="en" fo:country="US" style:font-name-complex="Helvetica1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1" fo:font-family="Helvetica" style:font-style-name="Regular" style:font-family-generic="swiss" style:font-pitch="variable" fo:language="en" fo:country="US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2" fo:font-family="Helvetica" style:font-style-name="Oblique" style:font-family-generic="swiss" style:font-pitch="variable" fo:font-size="16pt" fo:language="en" fo:country="US" fo:font-style="italic" fo:font-weight="normal" style:font-name-complex="Helvetica1" style:font-family-complex="Helvetica" style:font-style-name-complex="Regular" style:font-family-generic-complex="swiss" style:font-pitch-complex="variable"/>
    </style:style>
    <style:style style:name="Heading_20_1" style:display-name="Heading 1" style:family="paragraph" style:parent-style-name="Heading_20_Font" style:next-style-name="Normal" style:default-outline-level="1" style:list-style-name="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2" fo:font-family="Helvetica" style:font-style-name="Oblique" style:font-family-generic="swiss" style:font-pitch="variable" fo:font-size="18pt" fo:font-style="italic" fo:font-weight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2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4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list-style-name="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3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list-style-name="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5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list-style-name="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1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3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list-style-name="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6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2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style:font-name="Noto Sans3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 fo:text-align="center" style:justify-single-word="false"/>
      <style:text-properties style:font-name="Noto Sans2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2" style:list-style-name="">
      <style:text-properties fo:language="en" fo:country="US"/>
    </style:style>
    <style:style style:name="Heading_20_3_20_FBM" style:display-name="Heading 3 FBM" style:family="paragraph" style:parent-style-name="Heading_20_3" style:next-style-name="Body_20_Text" style:default-outline-level="3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Body_20_Text" style:default-outline-level="1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4pt" style:text-underline-style="none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Body_20_Text" style:master-page-name="">
      <style:paragraph-properties fo:text-align="start" style:justify-single-word="false" style:page-number="auto"/>
      <style:text-properties style:language-complex="zxx" style:country-complex="none"/>
    </style:style>
    <style:style style:name="Pacifico" style:family="paragraph" style:parent-style-name="Body_20_Text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ody_20_Text_20_San-Serif" style:display-name="Body Text San-Serif" style:family="paragraph" style:parent-style-name="Body_20_Text" style:master-page-name="">
      <style:paragraph-properties fo:margin-left="0.2598in" fo:margin-right="0.2598in" fo:margin-top="0in" fo:margin-bottom="0.1201in" style:contextual-spacing="false" fo:text-align="start" style:justify-single-word="false" fo:text-indent="0in" style:auto-text-indent="false" style:page-number="auto" fo:padding="0.0201in" fo:border="none"/>
      <style:text-properties style:font-name="Noto Sans2" fo:font-family="'Noto Sans'" style:font-style-name="Condensed" style:font-family-generic="swiss" style:font-pitch="variable" fo:font-size="90%" officeooo:rsid="065be7b1" fo:background-color="transparent"/>
    </style:style>
    <style:style style:name="Outline_20_Entry_20_1" style:display-name="Outline Entry 1" style:family="paragraph" style:parent-style-name="Heading_20_9"/>
    <style:style style:name="Instruction_20_Block" style:display-name="Instruction Block" style:family="paragraph" style:parent-style-name="Body_20_Text" style:master-page-name="">
      <loext:graphic-properties draw:fill="solid" draw:fill-color="#ffb66c"/>
      <style:paragraph-properties fo:margin-left="0.1598in" fo:margin-right="0.1598in" fo:margin-top="0in" fo:margin-bottom="0.1in" style:contextual-spacing="false" fo:text-align="start" style:justify-single-word="false" fo:text-indent="0in" style:auto-text-indent="false" style:page-number="auto" fo:background-color="#ffb66c" fo:padding="0.0598in" fo:border="0.06pt solid #000000"/>
      <style:text-properties style:font-name="Noto Sans2" fo:font-family="'Noto Sans'" style:font-style-name="Condensed" style:font-family-generic="swiss" style:font-pitch="variable" officeooo:rsid="06882a9e"/>
    </style:style>
    <style:style style:name="Book" style:family="paragraph" style:parent-style-name="Part" style:next-style-name="Body_20_Text">
      <style:text-properties fo:font-size="24pt"/>
    </style:style>
    <style:style style:name="Copyright_20_Text" style:display-name="Copyright Text" style:family="paragraph" style:parent-style-name="Copyright" style:default-outline-level=""/>
    <style:style style:name="Blank_20_Page" style:display-name="Blank Page" style:family="paragraph" style:parent-style-name="Body_20_Text_20_First_20_Indent" style:next-style-name="Body_20_Text" style:master-page-name="">
      <style:paragraph-properties fo:text-align="end" style:justify-single-word="false" style:page-number="auto"/>
      <style:text-properties style:font-name="Noto Sans6" fo:font-family="'Noto Sans'" style:font-style-name="Bold" style:font-family-generic="swiss" style:font-pitch="variable" fo:font-style="italic" fo:font-weight="normal" officeooo:rsid="06f86464"/>
    </style:style>
    <style:style style:name="Half_20_Title" style:display-name="Half Title" style:family="paragraph" style:parent-style-name="Book_20_Title" style:next-style-name="Body_20_Text" style:master-page-name="">
      <style:paragraph-properties fo:margin-top="1in" fo:margin-bottom="0.5in" style:contextual-spacing="false" style:page-number="auto" fo:break-before="auto" fo:break-after="auto"/>
    </style:style>
    <style:style style:name="Center" style:family="paragraph" style:parent-style-name="Normal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1" fo:font-family="'Noto Serif'" style:font-style-name="Regular" style:font-family-generic="roman" style:font-pitch="variable" fo:font-size="12pt" fo:font-style="normal" officeooo:rsid="02c24f97" style:font-style-asian="normal" style:font-name-complex="Times New Roman1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3" fo:font-family="'Noto Serif'" style:font-family-generic="roman" style:font-pitch="variable" fo:font-size="12pt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1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1" fo:font-family="'Noto Mono'" style:font-style-name="Bold" style:font-pitch="variable" fo:font-size="12pt" fo:font-weight="bold" style:font-weight-asian="bold" style:font-name-complex="Noto Serif1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1" fo:font-family="'Noto Mono'" style:font-style-name="Bold" style:font-pitch="variable" fo:font-size="12pt" fo:font-weight="bold" style:font-name-complex="Noto Serif1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" fo:font-family="'Noto Mono'" style:font-pitch="variable" fo:font-size="12pt" fo:font-style="normal" fo:font-weight="bold" officeooo:rsid="00e74f2c" style:font-style-asian="normal" style:font-weight-asian="bold" style:font-name-complex="Noto Serif1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r_20_Text" style:display-name="Larger Text" style:family="text">
      <style:text-properties style:use-window-font-color="true" loext:opacity="0%" style:font-name="Noto Serif1" fo:font-family="'Noto Serif'" style:font-style-name="Regular" style:font-family-generic="roman" style:font-pitch="variable" fo:font-size="140%" fo:font-weight="bold" style:font-name-complex="Noto Serif1" style:font-family-complex="'Noto Serif'" style:font-style-name-complex="Regular" style:font-family-generic-complex="roman" style:font-pitch-complex="variable"/>
    </style:style>
    <style:style style:name="All_20_Caps" style:display-name="All Caps" style:family="text">
      <style:text-properties fo:text-transform="uppercase" style:use-window-font-color="true" loext:opacity="0%" style:font-name="Noto Serif1" fo:font-family="'Noto Serif'" style:font-style-name="Regular" style:font-family-generic="roman" style:font-pitch="variable" fo:font-size="12pt" fo:font-style="normal" fo:font-weight="bold" officeooo:rsid="0635da06" style:font-style-asian="normal" style:font-name-complex="Noto Serif1" style:font-family-complex="'Noto Serif'" style:font-style-name-complex="Regular" style:font-family-generic-complex="roman" style:font-pitch-complex="variable" style:font-style-complex="normal"/>
    </style:style>
    <style:style style:name="Largest_20_Text" style:display-name="Largest Text" style:family="text">
      <style:text-properties style:use-window-font-color="true" loext:opacity="0%" style:font-name="Noto Serif1" fo:font-family="'Noto Serif'" style:font-style-name="Regular" style:font-family-generic="roman" style:font-pitch="variable" fo:font-size="210%" fo:font-weight="bold" officeooo:rsid="06c380d9" style:font-size-asian="28pt" style:font-name-complex="Noto Serif1" style:font-family-complex="'Noto Serif'" style:font-style-name-complex="Regular" style:font-family-generic-complex="roman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5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Body_20_Recto" style:display-name="Body Recto" style:page-layout-name="Mpm2" style:next-style-name="Body_20_Default">
      <style:footer>
        <text:p text:style-name="MP1"><text:page-number text:select-page="current">0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1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3"><text:title/></text:p>
      </style:header>
      <style:header-left>
        <text:p text:style-name="Header_20_left"><text:initial-creator>David Snow</text:initial-creator></text:p>
      </style:header-left>
      <style:footer>
        <text:p text:style-name="MP1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1"><text:page-number style:num-format="i" text:select-page="current"/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FM_20_Default" style:display-name="FM Default" style:page-layout-name="Mpm9">
      <style:header>
        <text:p text:style-name="MP3"><text:chapter text:display="name" text:outline-level="1"/></text:p>
      </style:header>
      <style:header-left>
        <text:p text:style-name="Header"><text:title/></text:p>
      </style:header-left>
      <style:footer>
        <text:p text:style-name="MP1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1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"/>
    <style:master-page style:name="HTML" loext:hidden="true" style:hidden="true" style:page-layout-name="Mpm12"/>
    <style:master-page style:name="Footnote" loext:hidden="true" style:hidden="true" style:page-layout-name="Mpm13"/>
    <style:master-page style:name="Landscape" loext:hidden="true" style:hidden="true" style:page-layout-name="Mpm14"/>
    <style:master-page style:name="Copyright" style:page-layout-name="Mpm15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45:57.456289970</meta:creation-date>
    <dc:date>2021-01-18T08:44:37.122681764</dc:date>
    <dc:creator>David Snow</dc:creator>
    <meta:editing-duration>PT7M</meta:editing-duration>
    <meta:editing-cycles>5</meta:editing-cycles>
    <meta:generator>LibreOffice/7.1.0.1$MacOSX_X86_64 LibreOffice_project/b585d7d90ab863bf29b2d110c174c0c2a98f3ee4</meta:generator>
    <meta:document-statistic meta:table-count="0" meta:image-count="0" meta:object-count="0" meta:page-count="1" meta:paragraph-count="23" meta:word-count="25" meta:character-count="84" meta:non-whitespace-character-count="73"/>
  </office:meta>
</office:document-meta>
</file>